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8f34f" officeooo:paragraph-rsid="0008f34f" style:font-size-asian="11pt" style:font-size-complex="11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officeooo:rsid="000a2afd" officeooo:paragraph-rsid="000c27ff" style:font-size-asian="11pt" style:font-size-complex="11pt"/>
    </style:style>
    <style:style style:name="P4" style:family="paragraph" style:parent-style-name="Standard">
      <style:text-properties fo:font-size="11pt" officeooo:rsid="000a2afd" officeooo:paragraph-rsid="000a2afd" style:font-size-asian="11pt" style:font-size-complex="11pt"/>
    </style:style>
    <style:style style:name="T1" style:family="text">
      <style:text-properties officeooo:rsid="000c27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)</text:p>
      <text:p text:style-name="P2">Sicherheitsziel Sicherheitsziel (eng.) Bedrohung Bedrohung (eng.)</text:p>
      <text:p text:style-name="P2">Vertraulichkeit Confidentiality Unbefugtes Auslesen Information Disclosure</text:p>
      <text:p text:style-name="P2">Integrität Integrity Manipulation Tampering</text:p>
      <text:p text:style-name="P2">Authentizität Authenticity Fälschen Spoofing</text:p>
      <text:p text:style-name="P2">Verfügbarkeit Availability Störung des Betriebs Denial-of-Service</text:p>
      <text:p text:style-name="P2">Autorisierung Authorization Erhöhung von Rechten Elevation of Privileges</text:p>
      <text:p text:style-name="P2">Verbindlichkeit Non-Repudiation Abstreiten von Aktionen Repudiation</text:p>
      <text:p text:style-name="P2"/>
      <text:p text:style-name="P1">3)</text:p>
      <text:p text:style-name="P1">IT-Sicherheit im Unternehmen:</text:p>
      <text:p text:style-name="P1"><text:tab/>→ ISO/IEC27000 Familie: Anforderung und Implementierung eines ISMS</text:p>
      <text:p text:style-name="P1"><text:tab/>→ BSI Grundschutz (BSI 200-x): Empfehlungen zu Methoden, Prozessen und Prozeduren</text:p>
      <text:p text:style-name="P1"><text:tab/>→ B3S: Branchenspezifische Sicherheitsstandards im Rahmen des IT-SiG 2.0</text:p>
      <text:p text:style-name="P1">IT-Sicherheit für Produkte:</text:p>
      <text:p text:style-name="P1"><text:tab/>→ Common Criteria: Sichere Produktentwicklung und Anforderungen an Zertifizierung</text:p>
      <text:p text:style-name="P1"><text:tab/>→ ETSI EN 303 645: Sichere Entwicklung von IoT Geräten</text:p>
      <text:p text:style-name="P1"><text:tab/>→ ISO21434: Sichere Entwicklung von Fahrzeugen</text:p>
      <text:p text:style-name="P1"/>
      <text:p text:style-name="P1">200-1: Managementsystem fürInformationssicherheit</text:p>
      <text:p text:style-name="P1">200-2: IT-Grundschutz-Methodik</text:p>
      <text:p text:style-name="P1">200-3: Risikomanagement</text:p>
      <text:p text:style-name="P1">100-4: Notfallmanagement</text:p>
      <text:p text:style-name="P1">200-4: Business Continuity Management (Community Draft)</text:p>
      <text:p text:style-name="P1"/>
      <text:p text:style-name="P3">4)</text:p>
      <text:p text:style-name="P3">[HEAVENS] Faktoren :Kritisch(3) Hoch(2) Mittel(1) Niedrig(0)</text:p>
      <text:p text:style-name="P3">Zugriffsmöglichkeiten : Internet, Lokales Netzwerk, Systemzugriff, Physischer Zugriff</text:p>
      <text:p text:style-name="P3">Expertise <text:tab/><text:tab/> : Laie, Kompetent, Experte, Mehrere Experten</text:p>
      <text:p text:style-name="P3">Wissen über das Ziel<text:tab/> : Öffentlich, Branchenspezifisch, Unternehmensspezifisch, Geheim</text:p>
      <text:p text:style-name="P3">Benötigte Geräte : Standard Spezia<text:span text:style-name="T1">lg</text:span>eräte, Speziell Produzierte Geräte,Mehrere Speziell Produzierte Geräte</text:p>
      <text:p text:style-name="P3"/>
      <text:p text:style-name="P3">Risikobehandlung</text:p>
      <text:p text:style-name="P4">1. Mitigieren: Mechanismen implementieren, um die Eintrittswahrscheinlichkeit und somit das</text:p>
      <text:p text:style-name="P4"><text:tab/>Risiko zu reduzieren (z.B.: Zwei-Faktor Authentifizierung)</text:p>
      <text:p text:style-name="P4">2. Vermeiden: Daten oder Zugang entfernen, um die Bedrohung zu entfernen (z.B. Admin</text:p>
      <text:p text:style-name="P4"><text:tab/>Zugang zum COMPASS Server nicht aus dem Internet erreichbar)</text:p>
      <text:p text:style-name="P4">3. Transferieren: Schaden durch Verträge abdecken (z.B. Versicherung für Ransomware oder</text:p>
      <text:p text:style-name="P4"><text:tab/>Weitergabe des Risikos an Zulieferer)</text:p>
      <text:p text:style-name="P4">4. Akzeptieren: Keine Aktionen durchführen (z.B. sinnvoll bei niedrigem Risiko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6T17:09:37.541000000</meta:creation-date>
    <dc:date>2023-07-16T17:21:23.083000000</dc:date>
    <meta:editing-duration>PT11M43S</meta:editing-duration>
    <meta:editing-cycles>4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36" meta:word-count="223" meta:character-count="1989" meta:non-whitespace-character-count="1789"/>
  </office:meta>
</office:document-meta>
</file>